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14"/>
        <table:table-column table:style-name="co1" table:number-columns-repeated="6" table:default-cell-style-name="ce15"/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  <table:table-cell table:style-name="ce3" office:value-type="string" calcext:value-type="string">
            <text:p>Bot/Top</text:p>
          </table:table-cell>
          <table:table-cell table:style-name="ce3" office:value-type="string" calcext:value-type="string">
            <text:p>X Posi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Body_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([.E2:.E5])*[.I4]" office:value-type="float" office:value="3726" calcext:value-type="float">
            <text:p>3726</text:p>
          </table:table-cell>
          <table:table-cell office:value-type="string" calcext:value-type="string">
            <text:p>measuered on printed part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ody_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hood_fron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SUM([.E6:.E7])*[.I6]" office:value-type="float" office:value="2850" calcext:value-type="float">
            <text:p>2850</text:p>
          </table:table-cell>
          <table:table-cell office:value-type="string" calcext:value-type="string">
            <text:p>all hoods and skid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hood_mid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hood_bak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sk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SUM([.E9:.E10])*[.I9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3]*[.I13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4]*[.I14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hruder_connect_lef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440" calcext:value-type="float">
            <text:p>-440</text:p>
          </table:table-cell>
          <table:table-cell table:formula="of:=[.E17]*[.I17]" office:value-type="float" office:value="-4840" calcext:value-type="float">
            <text:p>-484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connect_righ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440" calcext:value-type="float">
            <text:p>-440</text:p>
          </table:table-cell>
          <table:table-cell table:formula="of:=[.E18]*[.I18]" office:value-type="float" office:value="-4840" calcext:value-type="float">
            <text:p>-484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moto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9]*[.D1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0*[.I19]" office:value-type="float" office:value="200" calcext:value-type="float">
            <text:p>20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torwin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D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0*[.I20]" office:value-type="float" office:value="0" calcext:value-type="float">
            <text:p>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sruder_lef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3]*[.I23]" office:value-type="float" office:value="-7040" calcext:value-type="float">
            <text:p>-704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ruder_righ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4]*[.I24]" office:value-type="float" office:value="-7040" calcext:value-type="float">
            <text:p>-704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lef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table:formula="of:=SUM([.E25];[.E27];[.E29];[.E31];[.E33])*[.I25]" office:value-type="float" office:value="-13312" calcext:value-type="float">
            <text:p>-13312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righ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lef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righ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lef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righ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r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mount_lef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3]*[.D3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wing_mount_righ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4]*[.D3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1"/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FK 1.5mm, 500mm, 8</text:p>
          </table:table-cell>
          <table:table-cell table:style-name="ce15" table:number-columns-repeated="2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/>
          <table:table-cell office:value-type="float" office:value="50" calcext:value-type="float">
            <text:p>50</text:p>
          </table:table-cell>
          <table:table-cell table:formula="of:=[.I44]*[.E44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wing1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I45]*[.E45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 rear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220" calcext:value-type="float">
            <text:p>-220</text:p>
          </table:table-cell>
          <table:table-cell table:formula="of:=[.I46]*[.E46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x Motors 2307s, Propeller 50x55x3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/>
          <table:table-cell office:value-type="float" office:value="-140" calcext:value-type="float">
            <text:p>-140</text:p>
          </table:table-cell>
          <table:table-cell table:formula="of:=[.I47]*[.E47]" office:value-type="float" office:value="-12600" calcext:value-type="float">
            <text:p>-12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V, </text:p>
          </table:table-cell>
          <table:table-cell table:style-name="ce15" table:number-columns-repeated="2"/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/>
          <table:table-cell office:value-type="float" office:value="280" calcext:value-type="float">
            <text:p>280</text:p>
          </table:table-cell>
          <table:table-cell table:formula="of:=[.E48]*[.I48]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,RC,GPS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 table:number-columns-repeated="2"/>
          <table:table-cell/>
          <table:table-cell office:value-type="float" office:value="-90" calcext:value-type="float">
            <text:p>-90</text:p>
          </table:table-cell>
          <table:table-cell table:formula="of:=[.E49]*[.I49]" office:value-type="float" office:value="-4500" calcext:value-type="float">
            <text:p>-45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HRServo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/>
          <table:table-cell office:value-type="float" office:value="-440" calcext:value-type="float">
            <text:p>-440</text:p>
          </table:table-cell>
          <table:table-cell table:formula="of:=[.E50]*[.I50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RServos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E51]*[.I51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table:number-columns-repeated="2"/>
          <table:table-cell table:style-name="ce15" office:value-type="float" office:value="300" calcext:value-type="float">
            <text:p>300</text:p>
          </table:table-cell>
          <table:table-cell table:style-name="ce15" table:number-columns-repeated="2"/>
          <table:table-cell/>
          <table:table-cell office:value-type="float" office:value="70" calcext:value-type="float">
            <text:p>70</text:p>
          </table:table-cell>
          <table:table-cell table:formula="of:=[.E52]*[.I52]"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Printed Parts</text:p>
          </table:table-cell>
          <table:table-cell table:style-name="ce15" table:number-columns-repeated="2"/>
          <table:table-cell table:style-name="ce15" table:formula="of:=SUM([.E1:.E36])" office:value-type="float" office:value="593.4" calcext:value-type="float">
            <text:p>593</text:p>
          </table:table-cell>
          <table:table-cell table:style-name="ce15" table:number-columns-repeated="2"/>
          <table:table-cell table:number-columns-repeated="2"/>
          <table:table-cell table:formula="of:=SUM([.J2:.J52])" office:value-type="float" office:value="-44036" calcext:value-type="float">
            <text:p>-440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ll Parts</text:p>
          </table:table-cell>
          <table:table-cell table:style-name="ce15" table:number-columns-repeated="2"/>
          <table:table-cell table:style-name="ce16" table:formula="of:=SUM([.E2:.E52])" office:value-type="float" office:value="1210.4" calcext:value-type="float">
            <text:p>1210</text:p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G aktual</text:p>
          </table:table-cell>
          <table:table-cell table:style-name="ce15" table:number-columns-repeated="5"/>
          <table:table-cell table:number-columns-repeated="3"/>
          <table:table-cell table:formula="of:=[.J54]/[.E55]" office:value-type="float" office:value="-36.3813615333774" calcext:value-type="float">
            <text:p>-3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G target</text:p>
          </table:table-cell>
          <table:table-cell table:style-name="ce15" table:number-columns-repeated="5"/>
          <table:table-cell table:number-columns-repeated="3"/>
          <table:table-cell table:style-name="ce16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5" table:number-columns-repeated="5"/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3-07T22:36:33.058558863</dc:date>
    <meta:editing-duration>PT5H46M42S</meta:editing-duration>
    <meta:editing-cycles>23</meta:editing-cycles>
    <meta:generator>LibreOffice/7.3.7.2$Linux_X86_64 LibreOffice_project/30$Build-2</meta:generator>
    <meta:document-statistic meta:table-count="2" meta:cell-count="264" meta:object-count="0"/>
  </office:meta>
</office:document-meta>
</file>